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f9d9" officeooo:paragraph-rsid="0005f9d9"/>
    </style:style>
    <style:style style:name="P2" style:family="paragraph" style:parent-style-name="Standard">
      <style:text-properties fo:font-weight="bold" officeooo:rsid="0005f9d9" officeooo:paragraph-rsid="0005f9d9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-10</text:p>
      <text:p text:style-name="P1">itrc@sitrc-OptiPlex-3040:~$ mongo</text:p>
      <text:p text:style-name="P1">MongoDB shell version: 2.4.9</text:p>
      <text:p text:style-name="P1">connecting to: test</text:p>
      <text:p text:style-name="P1">Server has startup warnings: </text:p>
      <text:p text:style-name="P1">Wed Sep 27 10:03:58.743 [initandlisten] </text:p>
      <text:p text:style-name="P1">Wed Sep 27 10:03:58.743 [initandlisten] ** NOTE: This is a 32 bit MongoDB binary.</text:p>
      <text:p text:style-name="P1">Wed Sep 27 10:03:58.743 [initandlisten] ** <text:s text:c="6"/>32 bit builds are limited to less than 2GB of data (or less with --journal).</text:p>
      <text:p text:style-name="P1">Wed Sep 27 10:03:58.743 [initandlisten] ** <text:s text:c="6"/>See http://dochub.mongodb.org/core/32bit</text:p>
      <text:p text:style-name="P1">Wed Sep 27 10:03:58.743 [initandlisten] </text:p>
      <text:p text:style-name="P1">&gt; db.mycol.aggregate([{$group : {_id : "$by_user", num_tutorial : {$sum : 1}}}])</text:p>
      <text:p text:style-name="P1"></text:p>
      <text:p text:style-name="P1">{ "result" : [ ], "ok" : 1 }</text:p>
      <text:p text:style-name="P1">&gt; db.mycol.ensureIndex({"title":1})</text:p>
      <text:p text:style-name="P1">&gt; db.mycol.ensureIndex({"title":1,"description":-1})</text:p>
      <text:p text:style-name="P1">&gt; db.mycol.getIndexes({KEY:1})</text:p>
      <text:p text:style-name="P1">[</text:p>
      <text:p text:style-name="P1"><text:tab/>{</text:p>
      <text:p text:style-name="P1"><text:tab/><text:tab/>"v" : 1,</text:p>
      <text:p text:style-name="P1"><text:tab/><text:tab/>"key" : {</text:p>
      <text:p text:style-name="P1"><text:tab/><text:tab/><text:tab/>"_id" : 1</text:p>
      <text:p text:style-name="P1"><text:tab/><text:tab/>},</text:p>
      <text:p text:style-name="P1"><text:tab/><text:tab/>"ns" : "test.mycol",</text:p>
      <text:p text:style-name="P1"><text:tab/><text:tab/>"name" : "_id_"</text:p>
      <text:p text:style-name="P1"><text:tab/>},</text:p>
      <text:p text:style-name="P1"><text:tab/>{</text:p>
      <text:p text:style-name="P1"><text:tab/><text:tab/>"v" : 1,</text:p>
      <text:p text:style-name="P1"><text:tab/><text:tab/>"key" : {</text:p>
      <text:p text:style-name="P1"><text:tab/><text:tab/><text:tab/>"title" : 1</text:p>
      <text:p text:style-name="P1"><text:tab/><text:tab/>},</text:p>
      <text:p text:style-name="P1"><text:tab/><text:tab/>"ns" : "test.mycol",</text:p>
      <text:p text:style-name="P1"><text:tab/><text:tab/>"name" : "title_1"</text:p>
      <text:p text:style-name="P1"><text:tab/>},</text:p>
      <text:p text:style-name="P1"><text:tab/>{</text:p>
      <text:p text:style-name="P1"><text:tab/><text:tab/>"v" : 1,</text:p>
      <text:p text:style-name="P1"><text:tab/><text:tab/>"key" : {</text:p>
      <text:p text:style-name="P1"><text:tab/><text:tab/><text:tab/>"title" : 1,</text:p>
      <text:p text:style-name="P1"><text:tab/><text:tab/><text:tab/>"description" : -1</text:p>
      <text:p text:style-name="P1"><text:tab/><text:tab/>},</text:p>
      <text:p text:style-name="P1"><text:tab/><text:tab/>"ns" : "test.mycol",</text:p>
      <text:p text:style-name="P1"><text:tab/><text:tab/>"name" : "title_1_description_-1"</text:p>
      <text:p text:style-name="P1"><text:tab/>}</text:p>
      <text:p text:style-name="P1">]</text:p>
      <text:p text:style-name="P1">&gt; db.mycol.dropIndex({KEY:1})</text:p>
      <text:p text:style-name="P1">{ "ok" : 0, "errmsg" : "can't find index with key:{ KEY: 1.0 }" }</text:p>
      <text:p text:style-name="P1">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1:01:04.949264129</meta:creation-date>
    <dc:date>2017-09-27T11:02:14.929982156</dc:date>
    <meta:editing-duration>P0D</meta:editing-duration>
    <meta:editing-cycles>1</meta:editing-cycles>
    <meta:document-statistic meta:table-count="0" meta:image-count="0" meta:object-count="0" meta:page-count="1" meta:paragraph-count="46" meta:word-count="172" meta:character-count="1154" meta:non-whitespace-character-count="920"/>
    <meta:generator>LibreOffice/4.2.8.2$Linux_x86 LibreOffice_project/420m0$Build-2</meta:generator>
  </office:meta>
</office:document-meta>
</file>